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ff8000"/>
    </style:style>
    <style:style style:name="ce7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font-weight="bold" style:font-weight-asian="bold" style:font-weight-complex="bold" fo:hyphenate="false"/>
    </style:style>
    <style:style style:name="ce8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Default"/>
        <table:table-row table:style-name="ro1">
          <table:table-cell table:style-name="ce1" office:value-type="string" calcext:value-type="string">
            <text:p>Источник</text:p>
          </table:table-cell>
          <table:table-cell table:style-name="ce1" office:value-type="string" calcext:value-type="string">
            <text:p>HTML</text:p>
          </table:table-cell>
          <table:table-cell table:style-name="ce5" office:value-type="string" calcext:value-type="string">
            <text:p>Ключевые слова</text:p>
          </table:table-cell>
          <table:table-cell table:style-name="ce7" office:value-type="string" calcext:value-type="string">
            <text:p>Селекторы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ВРП с 1998г</text:p>
          </table:table-cell>
          <table:table-cell table:style-name="ce2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региональны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ВРП с 1998 год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main &gt; div &gt; div &gt; div &gt; div:nth-child(1) &gt; div.document-list__item-link &gt; a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ВВП с 1995г.</text:p>
          </table:table-cell>
          <table:table-cell table:style-name="ce2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внутренни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ВВП годы (с 1995 г.)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main &gt; div &gt; div &gt; div &gt; div:nth-child(1) &gt; div.document-list__item-link &gt; a</text:p>
          </table:table-cell>
          <table:table-cell/>
        </table:table-row>
        <table:table-row table:style-name="ro1">
          <table:table-cell table:style-name="ce3" office:value-type="string" calcext:value-type="string">
            <text:p>Сельскохозяйственное производство (Производство продукции сельского хозяйства в хозяйствах всех категорий по РФ)</text:p>
          </table:table-cell>
          <table:table-cell table:style-name="ce3" office:value-type="string" calcext:value-type="string">
            <text:p>50801.html</text:p>
          </table:table-cell>
          <table:table-cell table:style-name="ce6" office:value-type="string" calcext:value-type="string">
            <text:p>Январь-октябрь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.document-list__item-link &gt; a</text:p>
          </table:table-cell>
          <table:table-cell/>
        </table:table-row>
        <table:table-row table:style-name="ro1">
          <table:table-cell table:style-name="ce3" office:value-type="string" calcext:value-type="string">
            <text:p>Информация для ведения мониторинга социально-экономического положения субъектов Российской Федерации</text:p>
          </table:table-cell>
          <table:table-cell table:style-name="ce3" office:value-type="string" calcext:value-type="string">
            <text:p>13259.html</text:p>
          </table:table-cell>
          <table:table-cell table:style-name="ce6" office:value-type="string" calcext:value-type="string">
            <text:p>Январь-октябрь 2025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.toggle-section__content--open&gt;div&gt;div&gt;div&gt;div&gt;div.document-list__item-link&gt;a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</text:p>
          </table:table-cell>
          <table:table-cell table:style-name="ce2" office:value-type="string" calcext:value-type="string" table:number-columns-spanned="1" table:number-rows-spanned="2">
            <text:p>30709.html</text:p>
          </table:table-cell>
          <table:table-cell table:style-name="ce6" office:value-type="string" calcext:value-type="string">
            <text:p>Информация за 2025 год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6" office:value-type="string" calcext:value-type="string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 в январе-октябре 2025 года</text:p>
          </table:table-cell>
          <table:table-cell office:value-type="string" calcext:value-type="string">
            <text:p>div.toggle-section__content:nth-child(2)&gt;div:nth-child(1)&gt;div:nth-child(1)&gt;div:nth-child(1)&gt;div:nth-child(1)&gt;div:nth-child(1)&gt;div:nth-child(2)&gt;div:nth-child(1)&gt;div:nth-child(1)&gt;div:nth-child(1)&gt;div:nth-child(1)&gt;div:nth-child(1)&gt;a:nth-child(1)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Индексы производства по ОКВЭД (КДЕС 2 ред.)</text:p>
          </table:table-cell>
          <table:table-cell table:style-name="ce2" office:value-type="string" calcext:value-type="string" table:number-columns-spanned="1" table:number-rows-spanned="3">
            <text:p>industrial.html</text:p>
          </table:table-cell>
          <table:table-cell office:value-type="string" calcext:value-type="string">
            <text:p>Индексы производств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Данные по ОКВЭД2 (КДЕС Ред.2) (базисный 2018 год)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div:nth-child(1) &gt; a:nth-child(1)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Индексы производства по отдельным видам экономической деятельности по субъектам Российской Федерации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ul:nth-child(2) &gt; li:nth-child(1) &gt; div:nth-child(1) &gt; div:nth-child(1) &gt; div:nth-child(1) &gt; div:nth-child(1) &gt; div:nth-child(1) &gt; a:nth-child(1)</text:p>
          </table:table-cell>
          <table:table-cell/>
        </table:table-row>
        <table:table-row table:style-name="ro1">
          <table:table-cell table:style-name="ce3" office:value-type="string" calcext:value-type="string">
            <text:p>Средний возраст населения на конец года, всего; Средний возраст М/Ж</text:p>
          </table:table-cell>
          <table:table-cell table:style-name="ce3" office:value-type="string" calcext:value-type="string">
            <text:p>13284.html</text:p>
          </table:table-cell>
          <table:table-cell office:value-type="string" calcext:value-type="string">
            <text:p>Численность населения Российской Федерации по полу и возрасту на 1 января 2024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&gt;div&gt;div.document-list&gt;div&gt;div&gt;div.document-list__item-link&gt;a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Число родившихся, умерших; Естественный прирост/убыль</text:p>
          </table:table-cell>
          <table:table-cell table:style-name="ce2" office:value-type="string" calcext:value-type="string" table:number-columns-spanned="1" table:number-rows-spanned="2">
            <text:p>12781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header&gt;a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6" office:value-type="string" calcext:value-type="string">
            <text:p>Естественное движение населения (за март 2025 г.)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3)&gt;div.document-list__item-link&gt;a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Просроченная задолженность по заработной плате по состоянию на конец периода</text:p>
          </table:table-cell>
          <table:table-cell table:style-name="ce2" office:value-type="string" calcext:value-type="string" table:number-columns-spanned="1" table:number-rows-spanned="2">
            <text:p>salaries.html</text:p>
          </table:table-cell>
          <table:table-cell office:value-type="string" calcext:value-type="string">
            <text:p>Среднемесячная начисленная номинальная и реальная заработная плата работников организаций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Просроченная задолженность по заработной плате работникам организаций, не относящихся к субъектам малого предпринимательства, по субъектам Российской Федерации c 2019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.toggle-section__content.toggle-section__content--open&gt;div&gt;div&gt;div&gt;div:nth-child(1)&gt;div&gt;div.toggle-card__main&gt;div&gt;div&gt;div&gt;div:nth-child(11)&gt;div.document-list__item-links&gt;div:nth-child(1)&gt;a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Уровень бедности, в % от общей численности населения</text:p>
          </table:table-cell>
          <table:table-cell table:style-name="ce2" office:value-type="string" calcext:value-type="string" table:number-columns-spanned="1" table:number-rows-spanned="2">
            <text:p>13723.html</text:p>
          </table:table-cell>
          <table:table-cell office:value-type="string" calcext:value-type="string">
            <text:p>Уровень бедности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:nth-child(2) &gt; div &gt; div &gt; div &gt; div:nth-child(4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Численность населения с денежными доходами ниже границы бедности (величины прожиточного минимума) в целом по России и по субъектам Российской Федерации, в процентах от общей численности населен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:nth-child(2)&gt;div&gt;div&gt;div&gt;div:nth-child(4)&gt;div&gt;div.toggle-card__main&gt;div&gt;div&gt;div&gt;div:nth-child(1)&gt;div.document-list__item-link&gt;a</text:p>
          </table:table-cell>
          <table:table-cell/>
        </table:table-row>
        <table:table-row table:style-name="ro1">
          <table:table-cell table:style-name="ce3" office:value-type="string" calcext:value-type="string">
            <text:p>Уровень зарегистрированной безработицы</text:p>
          </table:table-cell>
          <table:table-cell table:style-name="ce3" office:value-type="string" calcext:value-type="string">
            <text:p>50801.html</text:p>
          </table:table-cell>
          <table:table-cell office:value-type="string" calcext:value-type="string">
            <text:p>Социально-экономическое положение России - 2025 г.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5) &gt; div &gt; div.toggle-section__content &gt; div &gt; div.document-list &gt; div &gt; div &gt; div.document-list__item-link &gt; a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Ввод жилых домов</text:p>
          </table:table-cell>
          <table:table-cell table:style-name="ce2" office:value-type="string" calcext:value-type="string" table:number-columns-spanned="1" table:number-rows-spanned="2">
            <text:p>14458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3) &gt; div &gt; div.toggle-section__content &gt; div &gt; div &gt; div &gt; div:nth-child(2) &gt; div &gt; div.toggle-card__header &gt; a &gt; div.toggle-card__title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>
            <text:p>Строительство жилых домов по субъектам Российской Федерации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1)&gt;div.document-list__item-link&gt;a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6:27:20.189227000</meta:creation-date>
    <dc:date>2025-12-17T17:42:12.034564000</dc:date>
    <meta:editing-duration>PT14M25S</meta:editing-duration>
    <meta:editing-cycles>2</meta:editing-cycles>
    <meta:generator>LibreOffice/25.2.1.2$MacOSX_AARCH64 LibreOffice_project/d3abf4aee5fd705e4a92bba33a32f40bc4e56f49</meta:generator>
    <meta:document-statistic meta:table-count="1" meta:cell-count="70" meta:object-count="0"/>
    <meta:user-defined meta:name=""/>
  </office:meta>
</office:document-meta>
</file>